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2cm" draw:fill-color="#3cafe4"/>
    </style:style>
    <style:style style:name="gr2" style:family="graphic" style:parent-style-name="standard">
      <style:graphic-properties svg:stroke-width="0.002cm" svg:stroke-color="#add6e7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2cm" draw:fill-color="#076086"/>
    </style:style>
    <style:style style:name="gr4" style:family="graphic" style:parent-style-name="standard">
      <style:graphic-properties draw:stroke="none" svg:stroke-width="0.002cm" draw:fill-color="#1c97cd"/>
    </style:style>
    <style:style style:name="gr5" style:family="graphic" style:parent-style-name="standard">
      <style:graphic-properties draw:stroke="none" svg:stroke-width="0.002cm" draw:fill-color="#134967"/>
    </style:style>
    <style:style style:name="gr6" style:family="graphic" style:parent-style-name="standard">
      <style:graphic-properties svg:stroke-width="0.01cm" svg:stroke-color="#8dcaef" draw:fill="none" draw:fill-color="#ffffff" fo:padding-top="-0.045cm" fo:padding-bottom="-0.045cm" fo:padding-left="-0.045cm" fo:padding-right="-0.045cm"/>
    </style:style>
    <style:style style:name="gr7" style:family="graphic" style:parent-style-name="standard">
      <style:graphic-properties draw:stroke="none" svg:stroke-width="0.01cm" draw:fill-color="#131516"/>
    </style:style>
    <style:style style:name="gr8" style:family="graphic" style:parent-style-name="standard">
      <style:graphic-properties draw:stroke="none" svg:stroke-width="0.002cm" draw:fill-color="#ffffff"/>
    </style:style>
    <style:style style:name="gr9" style:family="graphic" style:parent-style-name="standard">
      <style:graphic-properties draw:stroke="none" svg:stroke-width="0.002cm" draw:fill-color="#add6e7"/>
    </style:style>
    <style:style style:name="gr10" style:family="graphic" style:parent-style-name="standard">
      <style:graphic-properties svg:stroke-width="0.03cm" svg:stroke-color="#ffffff" draw:fill="none" draw:fill-color="#ffffff" fo:padding-top="-0.035cm" fo:padding-bottom="-0.035cm" fo:padding-left="-0.035cm" fo:padding-right="-0.035cm"/>
    </style:style>
    <style:style style:name="gr11" style:family="graphic" style:parent-style-name="standard">
      <style:graphic-properties draw:stroke="none" svg:stroke-width="0.03cm" draw:fill-color="#ffffff"/>
    </style:style>
    <style:style style:name="gr12" style:family="graphic" style:parent-style-name="standard">
      <style:graphic-properties svg:stroke-width="0.001cm" svg:stroke-color="#ffffff" draw:fill="none" draw:fill-color="#ffffff" fo:padding-top="-0.049cm" fo:padding-bottom="-0.049cm" fo:padding-left="-0.049cm" fo:padding-right="-0.049cm"/>
    </style:style>
    <style:style style:name="gr13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2.367cm" svg:y="-5cm"/>
          <draw:glue-point draw:id="5" svg:x="5cm" svg:y="-5cm"/>
          <draw:glue-point draw:id="6" svg:x="1.317cm" svg:y="-5cm"/>
          <draw:glue-point draw:id="7" svg:x="-4.985cm" svg:y="5cm"/>
          <draw:glue-point draw:id="8" svg:x="2.971cm" svg:y="5cm"/>
          <draw:glue-point draw:id="9" svg:x="-1.006cm" svg:y="5cm"/>
          <draw:glue-point draw:id="10" svg:x="-5cm" svg:y="-0.709cm"/>
          <draw:glue-point draw:id="11" svg:x="-5cm" svg:y="2.147cm"/>
          <draw:glue-point draw:id="12" svg:x="-5cm" svg:y="1.04cm"/>
          <draw:glue-point draw:id="13" svg:x="5cm" svg:y="-0.04cm"/>
          <draw:glue-point draw:id="14" svg:x="5cm" svg:y="-2.521cm"/>
          <draw:glue-point draw:id="15" svg:x="-0.37cm" svg:y="-0.008cm"/>
          <draw:polygon draw:style-name="gr1" draw:layer="layout" svg:width="3.942cm" svg:height="0.861cm" svg:x="0.005cm" svg:y="0cm" svg:viewBox="0 0 3943 862" draw:points="3142,862 3943,0 1034,0 0,862">
            <text:p/>
          </draw:polygon>
          <draw:polygon draw:style-name="gr2" draw:layer="layout" svg:width="3.942cm" svg:height="0.861cm" svg:x="0.005cm" svg:y="0cm" svg:viewBox="0 0 3943 862" draw:points="3142,862 3943,0 1034,0 0,862">
            <text:p/>
          </draw:polygon>
          <draw:polygon draw:style-name="gr3" draw:layer="layout" svg:width="0.801cm" svg:height="2cm" svg:x="3.146cm" svg:y="0cm" svg:viewBox="0 0 802 2001" draw:points="802,992 802,0 0,860 0,2001">
            <text:p/>
          </draw:polygon>
          <draw:polygon draw:style-name="gr2" draw:layer="layout" svg:width="0.801cm" svg:height="2cm" svg:x="3.146cm" svg:y="0cm" svg:viewBox="0 0 802 2001" draw:points="802,992 802,0 0,860 0,2001">
            <text:p/>
          </draw:polygon>
          <draw:polygon draw:style-name="gr4" draw:layer="layout" svg:width="3.141cm" svg:height="1.139cm" svg:x="0.005cm" svg:y="0.861cm" svg:viewBox="0 0 3142 1140" draw:points="3142,1140 3142,0 0,0 0,1140">
            <text:p/>
          </draw:polygon>
          <draw:polygon draw:style-name="gr2" draw:layer="layout" svg:width="3.141cm" svg:height="1.139cm" svg:x="0.005cm" svg:y="0.861cm" svg:viewBox="0 0 3142 1140" draw:points="3142,1140 3142,0 0,0 0,1140">
            <text:p/>
          </draw:polygon>
          <draw:polygon draw:style-name="gr5" draw:layer="layout" svg:width="2.37cm" svg:height="0.607cm" svg:x="0.32cm" svg:y="1.195cm" svg:viewBox="0 0 2371 608" draw:points="2371,608 2371,0 0,0 0,608">
            <text:p/>
          </draw:polygon>
          <draw:polygon draw:style-name="gr6" draw:layer="layout" svg:width="2.37cm" svg:height="0.607cm" svg:x="0.32cm" svg:y="1.195cm" svg:viewBox="0 0 2371 608" draw:points="2371,608 2371,0 0,0 0,608">
            <text:p/>
          </draw:polygon>
          <draw:polygon draw:style-name="gr7" draw:layer="layout" svg:width="2.344cm" svg:height="0.215cm" svg:x="0.92cm" svg:y="0.28cm" svg:viewBox="0 0 2345 216" draw:points="2345,109 1744,0 1706,59 87,58 0,134 1642,134 1605,216">
            <text:p/>
          </draw:polygon>
          <draw:line draw:style-name="gr6" draw:layer="layout" svg:x1="0.517cm" svg:y1="1.195cm" svg:x2="0.519cm" svg:y2="1.803cm">
            <text:p/>
          </draw:line>
          <draw:line draw:style-name="gr6" draw:layer="layout" svg:x1="0.714cm" svg:y1="1.195cm" svg:x2="0.716cm" svg:y2="1.803cm">
            <text:p/>
          </draw:line>
          <draw:line draw:style-name="gr6" draw:layer="layout" svg:x1="0.911cm" svg:y1="1.195cm" svg:x2="0.913cm" svg:y2="1.803cm">
            <text:p/>
          </draw:line>
          <draw:line draw:style-name="gr6" draw:layer="layout" svg:x1="1.107cm" svg:y1="1.195cm" svg:x2="1.107cm" svg:y2="1.803cm">
            <text:p/>
          </draw:line>
          <draw:line draw:style-name="gr6" draw:layer="layout" svg:x1="1.304cm" svg:y1="1.195cm" svg:x2="1.306cm" svg:y2="1.803cm">
            <text:p/>
          </draw:line>
          <draw:line draw:style-name="gr6" draw:layer="layout" svg:x1="1.502cm" svg:y1="1.195cm" svg:x2="1.504cm" svg:y2="1.803cm">
            <text:p/>
          </draw:line>
          <draw:line draw:style-name="gr6" draw:layer="layout" svg:x1="1.699cm" svg:y1="1.195cm" svg:x2="1.701cm" svg:y2="1.803cm">
            <text:p/>
          </draw:line>
          <draw:line draw:style-name="gr6" draw:layer="layout" svg:x1="1.896cm" svg:y1="1.195cm" svg:x2="1.906cm" svg:y2="17.325cm">
            <text:p/>
          </draw:line>
          <draw:line draw:style-name="gr6" draw:layer="layout" svg:x1="2.093cm" svg:y1="1.195cm" svg:x2="2.095cm" svg:y2="1.803cm">
            <text:p/>
          </draw:line>
          <draw:line draw:style-name="gr6" draw:layer="layout" svg:x1="2.29cm" svg:y1="1.195cm" svg:x2="2.292cm" svg:y2="1.803cm">
            <text:p/>
          </draw:line>
          <draw:line draw:style-name="gr6" draw:layer="layout" svg:x1="2.487cm" svg:y1="1.195cm" svg:x2="2.489cm" svg:y2="1.803cm">
            <text:p/>
          </draw:line>
          <draw:polygon draw:style-name="gr8" draw:layer="layout" svg:width="2.344cm" svg:height="0.214cm" svg:x="0.877cm" svg:y="0.322cm" svg:viewBox="0 0 2345 215" draw:points="2345,109 1745,0 1706,59 88,58 0,134 1643,133 1606,215">
            <text:p/>
          </draw:polygon>
          <draw:polygon draw:style-name="gr3" draw:layer="layout" svg:width="3.13cm" svg:height="0.67cm" svg:x="0.015cm" svg:y="0.873cm" svg:viewBox="0 0 3131 671" draw:points="3130,671 0,671 0,0 3131,0">
            <text:p/>
          </draw:polygon>
          <draw:polygon draw:style-name="gr9" draw:layer="layout" svg:width="3.144cm" svg:height="0.03cm" svg:x="0cm" svg:y="1.528cm" svg:viewBox="0 0 3145 31" draw:points="0,16 14,31 3145,31 3145,0 14,0 0,16 0,31 14,31">
            <text:p/>
          </draw:polygon>
          <draw:polygon draw:style-name="gr9" draw:layer="layout" svg:width="0.03cm" svg:height="0.685cm" svg:x="0cm" svg:y="0.858cm" svg:viewBox="0 0 31 686" draw:points="15,0 0,14 0,686 29,686 31,14 15,0 0,0 0,14">
            <text:p/>
          </draw:polygon>
          <draw:polygon draw:style-name="gr9" draw:layer="layout" svg:width="3.144cm" svg:height="0.029cm" svg:x="0.015cm" svg:y="0.858cm" svg:viewBox="0 0 3145 30" draw:points="3145,15 3129,0 0,0 0,30 3129,30 3145,15 3145,0 3129,0">
            <text:p/>
          </draw:polygon>
          <draw:polygon draw:style-name="gr9" draw:layer="layout" svg:width="0.03cm" svg:height="0.685cm" svg:x="3.129cm" svg:y="0.873cm" svg:viewBox="0 0 31 686" draw:points="14,686 30,671 31,0 1,0 0,671 14,686 30,686 30,671">
            <text:p/>
          </draw:polygon>
          <draw:polygon draw:style-name="gr8" draw:layer="layout" svg:width="0.419cm" svg:height="0.291cm" svg:x="0.307cm" svg:y="1.071cm" svg:viewBox="0 0 420 292" draw:points="419,292 0,292 0,0 420,0">
            <text:p/>
          </draw:polygon>
          <draw:polygon draw:style-name="gr10" draw:layer="layout" svg:width="0.419cm" svg:height="0.291cm" svg:x="0.307cm" svg:y="1.071cm" svg:viewBox="0 0 420 292" draw:points="419,292 0,292 0,0 420,0">
            <text:p/>
          </draw:polygon>
          <draw:polygon draw:style-name="gr11" draw:layer="layout" svg:width="0.126cm" svg:height="0.049cm" svg:x="0.177cm" svg:y="1.443cm" svg:viewBox="0 0 127 50" draw:points="127,50 0,50 0,0 127,0">
            <text:p/>
          </draw:polygon>
          <draw:polygon draw:style-name="gr12" draw:layer="layout" svg:width="0.126cm" svg:height="0.049cm" svg:x="0.177cm" svg:y="1.443cm" svg:viewBox="0 0 127 50" draw:points="127,50 0,50 0,0 127,0">
            <text:p/>
          </draw:polygon>
          <draw:polygon draw:style-name="gr13" draw:layer="layout" svg:width="0.126cm" svg:height="0.049cm" svg:x="0.433cm" svg:y="1.443cm" svg:viewBox="0 0 127 50" draw:points="127,50 0,50 0,0 127,0">
            <text:p/>
          </draw:polygon>
          <draw:polygon draw:style-name="gr12" draw:layer="layout" svg:width="0.126cm" svg:height="0.049cm" svg:x="0.433cm" svg:y="1.443cm" svg:viewBox="0 0 127 50" draw:points="127,50 0,50 0,0 127,0">
            <text:p/>
          </draw:polygon>
          <draw:polygon draw:style-name="gr13" draw:layer="layout" svg:width="0.126cm" svg:height="0.049cm" svg:x="0.69cm" svg:y="1.443cm" svg:viewBox="0 0 127 50" draw:points="127,50 0,50 0,0 127,0">
            <text:p/>
          </draw:polygon>
          <draw:polygon draw:style-name="gr12" draw:layer="layout" svg:width="0.126cm" svg:height="0.049cm" svg:x="0.69cm" svg:y="1.443cm" svg:viewBox="0 0 127 50" draw:points="127,50 0,50 0,0 127,0">
            <text:p/>
          </draw:polygon>
          <draw:polygon draw:style-name="gr13" draw:layer="layout" svg:width="0.125cm" svg:height="0.049cm" svg:x="0.946cm" svg:y="1.443cm" svg:viewBox="0 0 126 50" draw:points="126,50 0,50 0,0 126,0">
            <text:p/>
          </draw:polygon>
          <draw:polygon draw:style-name="gr12" draw:layer="layout" svg:width="0.125cm" svg:height="0.049cm" svg:x="0.946cm" svg:y="1.443cm" svg:viewBox="0 0 126 50" draw:points="126,50 0,50 0,0 126,0">
            <text:p/>
          </draw:polygon>
          <draw:polygon draw:style-name="gr13" draw:layer="layout" svg:width="0.125cm" svg:height="0.049cm" svg:x="1.202cm" svg:y="1.443cm" svg:viewBox="0 0 126 50" draw:points="126,50 0,50 0,0 126,0">
            <text:p/>
          </draw:polygon>
          <draw:polygon draw:style-name="gr12" draw:layer="layout" svg:width="0.125cm" svg:height="0.049cm" svg:x="1.202cm" svg:y="1.443cm" svg:viewBox="0 0 126 50" draw:points="126,50 0,50 0,0 126,0">
            <text:p/>
          </draw:polygon>
          <draw:polygon draw:style-name="gr13" draw:layer="layout" svg:width="0.125cm" svg:height="0.049cm" svg:x="1.459cm" svg:y="1.443cm" svg:viewBox="0 0 126 50" draw:points="126,50 0,50 0,0 126,0">
            <text:p/>
          </draw:polygon>
          <draw:polygon draw:style-name="gr12" draw:layer="layout" svg:width="0.125cm" svg:height="0.049cm" svg:x="1.459cm" svg:y="1.443cm" svg:viewBox="0 0 126 50" draw:points="126,50 0,50 0,0 126,0">
            <text:p/>
          </draw:polygon>
          <draw:polygon draw:style-name="gr13" draw:layer="layout" svg:width="0.125cm" svg:height="0.049cm" svg:x="1.715cm" svg:y="1.443cm" svg:viewBox="0 0 126 50" draw:points="126,50 0,50 0,0 126,0">
            <text:p/>
          </draw:polygon>
          <draw:polygon draw:style-name="gr12" draw:layer="layout" svg:width="0.125cm" svg:height="0.049cm" svg:x="1.715cm" svg:y="1.443cm" svg:viewBox="0 0 126 50" draw:points="126,50 0,50 0,0 126,0">
            <text:p/>
          </draw:polygon>
          <draw:polygon draw:style-name="gr13" draw:layer="layout" svg:width="0.125cm" svg:height="0.049cm" svg:x="1.971cm" svg:y="1.443cm" svg:viewBox="0 0 126 50" draw:points="126,50 0,50 0,0 126,0">
            <text:p/>
          </draw:polygon>
          <draw:polygon draw:style-name="gr12" draw:layer="layout" svg:width="0.125cm" svg:height="0.049cm" svg:x="1.971cm" svg:y="1.443cm" svg:viewBox="0 0 126 50" draw:points="126,50 0,50 0,0 126,0">
            <text:p/>
          </draw:polygon>
          <draw:polygon draw:style-name="gr13" draw:layer="layout" svg:width="0.125cm" svg:height="0.049cm" svg:x="2.228cm" svg:y="1.443cm" svg:viewBox="0 0 126 50" draw:points="126,50 0,50 0,0 126,0">
            <text:p/>
          </draw:polygon>
          <draw:polygon draw:style-name="gr12" draw:layer="layout" svg:width="0.125cm" svg:height="0.049cm" svg:x="2.228cm" svg:y="1.443cm" svg:viewBox="0 0 126 50" draw:points="126,50 0,50 0,0 126,0">
            <text:p/>
          </draw:polygon>
          <draw:polygon draw:style-name="gr13" draw:layer="layout" svg:width="0.125cm" svg:height="0.049cm" svg:x="2.484cm" svg:y="1.443cm" svg:viewBox="0 0 126 50" draw:points="126,50 0,50 0,0 126,0">
            <text:p/>
          </draw:polygon>
          <draw:polygon draw:style-name="gr12" draw:layer="layout" svg:width="0.125cm" svg:height="0.049cm" svg:x="2.484cm" svg:y="1.443cm" svg:viewBox="0 0 126 50" draw:points="126,50 0,50 0,0 126,0">
            <text:p/>
          </draw:polygon>
          <draw:polygon draw:style-name="gr13" draw:layer="layout" svg:width="0.125cm" svg:height="0.049cm" svg:x="2.74cm" svg:y="1.443cm" svg:viewBox="0 0 126 50" draw:points="126,50 0,50 0,0 126,0">
            <text:p/>
          </draw:polygon>
          <draw:polygon draw:style-name="gr12" draw:layer="layout" svg:width="0.125cm" svg:height="0.049cm" svg:x="2.74cm" svg:y="1.443cm" svg:viewBox="0 0 126 50" draw:points="126,50 0,50 0,0 126,0">
            <text:p/>
          </draw:polygon>
          <draw:polygon draw:style-name="gr13" draw:layer="layout" svg:width="0.126cm" svg:height="0.049cm" svg:x="0.177cm" svg:y="0.941cm" svg:viewBox="0 0 127 50" draw:points="127,50 0,50 0,0 126,0">
            <text:p/>
          </draw:polygon>
          <draw:polygon draw:style-name="gr12" draw:layer="layout" svg:width="0.126cm" svg:height="0.049cm" svg:x="0.177cm" svg:y="0.941cm" svg:viewBox="0 0 127 50" draw:points="127,50 0,50 0,0 126,0">
            <text:p/>
          </draw:polygon>
          <draw:polygon draw:style-name="gr13" draw:layer="layout" svg:width="0.126cm" svg:height="0.049cm" svg:x="0.433cm" svg:y="0.941cm" svg:viewBox="0 0 127 50" draw:points="127,50 0,50 0,0 127,0">
            <text:p/>
          </draw:polygon>
          <draw:polygon draw:style-name="gr12" draw:layer="layout" svg:width="0.126cm" svg:height="0.049cm" svg:x="0.433cm" svg:y="0.941cm" svg:viewBox="0 0 127 50" draw:points="127,50 0,50 0,0 127,0">
            <text:p/>
          </draw:polygon>
          <draw:polygon draw:style-name="gr13" draw:layer="layout" svg:width="0.126cm" svg:height="0.049cm" svg:x="0.69cm" svg:y="0.941cm" svg:viewBox="0 0 127 50" draw:points="127,50 0,50 0,0 127,0">
            <text:p/>
          </draw:polygon>
          <draw:polygon draw:style-name="gr12" draw:layer="layout" svg:width="0.126cm" svg:height="0.049cm" svg:x="0.69cm" svg:y="0.941cm" svg:viewBox="0 0 127 50" draw:points="127,50 0,50 0,0 127,0">
            <text:p/>
          </draw:polygon>
          <draw:polygon draw:style-name="gr13" draw:layer="layout" svg:width="0.125cm" svg:height="0.049cm" svg:x="0.946cm" svg:y="0.941cm" svg:viewBox="0 0 126 50" draw:points="126,50 0,50 0,0 126,0">
            <text:p/>
          </draw:polygon>
          <draw:polygon draw:style-name="gr12" draw:layer="layout" svg:width="0.125cm" svg:height="0.049cm" svg:x="0.946cm" svg:y="0.941cm" svg:viewBox="0 0 126 50" draw:points="126,50 0,50 0,0 126,0">
            <text:p/>
          </draw:polygon>
          <draw:polygon draw:style-name="gr13" draw:layer="layout" svg:width="0.125cm" svg:height="0.049cm" svg:x="1.202cm" svg:y="0.941cm" svg:viewBox="0 0 126 50" draw:points="126,50 0,50 0,0 126,0">
            <text:p/>
          </draw:polygon>
          <draw:polygon draw:style-name="gr12" draw:layer="layout" svg:width="0.125cm" svg:height="0.049cm" svg:x="1.202cm" svg:y="0.941cm" svg:viewBox="0 0 126 50" draw:points="126,50 0,50 0,0 126,0">
            <text:p/>
          </draw:polygon>
          <draw:polygon draw:style-name="gr13" draw:layer="layout" svg:width="0.125cm" svg:height="0.049cm" svg:x="1.459cm" svg:y="0.941cm" svg:viewBox="0 0 126 50" draw:points="126,50 0,50 0,0 126,0">
            <text:p/>
          </draw:polygon>
          <draw:polygon draw:style-name="gr12" draw:layer="layout" svg:width="0.125cm" svg:height="0.049cm" svg:x="1.459cm" svg:y="0.941cm" svg:viewBox="0 0 126 50" draw:points="126,50 0,50 0,0 126,0">
            <text:p/>
          </draw:polygon>
          <draw:polygon draw:style-name="gr13" draw:layer="layout" svg:width="0.125cm" svg:height="0.049cm" svg:x="1.715cm" svg:y="0.941cm" svg:viewBox="0 0 126 50" draw:points="126,50 0,50 0,0 126,0">
            <text:p/>
          </draw:polygon>
          <draw:polygon draw:style-name="gr12" draw:layer="layout" svg:width="0.125cm" svg:height="0.049cm" svg:x="1.715cm" svg:y="0.941cm" svg:viewBox="0 0 126 50" draw:points="126,50 0,50 0,0 126,0">
            <text:p/>
          </draw:polygon>
          <draw:polygon draw:style-name="gr13" draw:layer="layout" svg:width="0.126cm" svg:height="0.049cm" svg:x="1.971cm" svg:y="0.941cm" svg:viewBox="0 0 127 50" draw:points="127,50 0,50 0,0 127,0">
            <text:p/>
          </draw:polygon>
          <draw:polygon draw:style-name="gr12" draw:layer="layout" svg:width="0.126cm" svg:height="0.049cm" svg:x="1.971cm" svg:y="0.941cm" svg:viewBox="0 0 127 50" draw:points="127,50 0,50 0,0 127,0">
            <text:p/>
          </draw:polygon>
          <draw:polygon draw:style-name="gr13" draw:layer="layout" svg:width="0.125cm" svg:height="0.049cm" svg:x="2.228cm" svg:y="0.941cm" svg:viewBox="0 0 126 50" draw:points="126,50 0,50 0,0 126,0">
            <text:p/>
          </draw:polygon>
          <draw:polygon draw:style-name="gr12" draw:layer="layout" svg:width="0.125cm" svg:height="0.049cm" svg:x="2.228cm" svg:y="0.941cm" svg:viewBox="0 0 126 50" draw:points="126,50 0,50 0,0 126,0">
            <text:p/>
          </draw:polygon>
          <draw:polygon draw:style-name="gr13" draw:layer="layout" svg:width="0.125cm" svg:height="0.049cm" svg:x="2.484cm" svg:y="0.941cm" svg:viewBox="0 0 126 50" draw:points="126,50 0,50 0,0 126,0">
            <text:p/>
          </draw:polygon>
          <draw:polygon draw:style-name="gr12" draw:layer="layout" svg:width="0.125cm" svg:height="0.049cm" svg:x="2.484cm" svg:y="0.941cm" svg:viewBox="0 0 126 50" draw:points="126,50 0,50 0,0 126,0">
            <text:p/>
          </draw:polygon>
          <draw:polygon draw:style-name="gr13" draw:layer="layout" svg:width="0.125cm" svg:height="0.049cm" svg:x="2.74cm" svg:y="0.941cm" svg:viewBox="0 0 126 50" draw:points="126,50 0,50 0,0 126,0">
            <text:p/>
          </draw:polygon>
          <draw:polygon draw:style-name="gr12" draw:layer="layout" svg:width="0.125cm" svg:height="0.049cm" svg:x="2.74cm" svg:y="0.941cm" svg:viewBox="0 0 126 50" draw:points="126,50 0,50 0,0 126,0">
            <text:p/>
          </draw:polygon>
          <draw:polygon draw:style-name="gr13" draw:layer="layout" svg:width="0.418cm" svg:height="0.291cm" svg:x="0.991cm" svg:y="1.071cm" svg:viewBox="0 0 419 292" draw:points="418,292 0,292 0,0 419,0">
            <text:p/>
          </draw:polygon>
          <draw:polygon draw:style-name="gr10" draw:layer="layout" svg:width="0.418cm" svg:height="0.291cm" svg:x="0.991cm" svg:y="1.071cm" svg:viewBox="0 0 419 292" draw:points="418,292 0,292 0,0 419,0">
            <text:p/>
          </draw:polygon>
          <draw:polygon draw:style-name="gr11" draw:layer="layout" svg:width="0.419cm" svg:height="0.291cm" svg:x="1.674cm" svg:y="1.071cm" svg:viewBox="0 0 420 292" draw:points="419,292 0,292 0,0 420,0">
            <text:p/>
          </draw:polygon>
          <draw:polygon draw:style-name="gr10" draw:layer="layout" svg:width="0.419cm" svg:height="0.291cm" svg:x="1.674cm" svg:y="1.071cm" svg:viewBox="0 0 420 292" draw:points="419,292 0,292 0,0 420,0">
            <text:p/>
          </draw:polygon>
          <draw:polygon draw:style-name="gr11" draw:layer="layout" svg:width="0.419cm" svg:height="0.291cm" svg:x="2.358cm" svg:y="1.071cm" svg:viewBox="0 0 420 292" draw:points="420,292 0,292 0,0 420,0">
            <text:p/>
          </draw:polygon>
          <draw:polygon draw:style-name="gr10" draw:layer="layout" svg:width="0.419cm" svg:height="0.291cm" svg:x="2.358cm" svg:y="1.071cm" svg:viewBox="0 0 420 292" draw:points="420,292 0,292 0,0 42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VN2900</dc:title>
    <meta:creation-date>2011-02-07T16:41:32</meta:creation-date>
    <meta:editing-duration>P0D</meta:editing-duration>
    <meta:editing-cycles>1</meta:editing-cycles>
    <meta:document-statistic meta:object-count="79"/>
    <meta:generator>OpenOffice.org/3.3$Linux OpenOffice.org_project/330m20$Build-9567</meta:generator>
  </office:meta>
</office:document-meta>
</file>